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paragraph-rsid="000d481f" style:font-weight-asian="bold" style:font-weight-complex="bold"/>
    </style:style>
    <style:style style:name="P2" style:family="paragraph" style:parent-style-name="Standard">
      <style:text-properties fo:font-weight="bold" officeooo:rsid="000d6a90" officeooo:paragraph-rsid="000d6a90" style:font-weight-asian="bold" style:font-weight-complex="bold"/>
    </style:style>
    <style:style style:name="P3" style:family="paragraph" style:parent-style-name="Standard">
      <style:text-properties officeooo:paragraph-rsid="000afc33"/>
    </style:style>
    <style:style style:name="P4" style:family="paragraph" style:parent-style-name="Standard">
      <style:paragraph-properties fo:text-align="center" style:justify-single-word="false"/>
      <style:text-properties officeooo:rsid="000bb8aa" officeooo:paragraph-rsid="000bb8aa"/>
    </style:style>
    <style:style style:name="P5" style:family="paragraph" style:parent-style-name="Standard">
      <style:text-properties officeooo:rsid="000c1288" officeooo:paragraph-rsid="000c1288"/>
    </style:style>
    <style:style style:name="P6" style:family="paragraph" style:parent-style-name="Standard" style:list-style-name="L1">
      <style:text-properties officeooo:paragraph-rsid="000c1288"/>
    </style:style>
    <style:style style:name="P7" style:family="paragraph" style:parent-style-name="Standard" style:list-style-name="L1">
      <style:text-properties officeooo:paragraph-rsid="000d481f"/>
    </style:style>
    <style:style style:name="P8" style:family="paragraph" style:parent-style-name="Standard">
      <style:text-properties officeooo:paragraph-rsid="000d481f"/>
    </style:style>
    <style:style style:name="P9" style:family="paragraph" style:parent-style-name="Standard" style:list-style-name="L2">
      <style:text-properties officeooo:paragraph-rsid="000e1574"/>
    </style:style>
    <style:style style:name="P10" style:family="paragraph" style:parent-style-name="Standard" style:list-style-name="L2">
      <style:text-properties officeooo:paragraph-rsid="0010cdbc"/>
    </style:style>
    <style:style style:name="P11" style:family="paragraph" style:parent-style-name="Standard">
      <style:text-properties officeooo:paragraph-rsid="0010cdbc"/>
    </style:style>
    <style:style style:name="P12" style:family="paragraph" style:parent-style-name="Standard">
      <style:text-properties fo:color="#cc0000" officeooo:rsid="0012f604" officeooo:paragraph-rsid="0012f604"/>
    </style:style>
    <style:style style:name="P13" style:family="paragraph" style:parent-style-name="Standard">
      <style:text-properties officeooo:paragraph-rsid="00145c11"/>
    </style:style>
    <style:style style:name="P14" style:family="paragraph" style:parent-style-name="Standard">
      <style:text-properties fo:color="#000000" fo:font-weight="bold" officeooo:rsid="0016ad62" officeooo:paragraph-rsid="0016ad62" style:font-weight-asian="bold" style:font-weight-complex="bold"/>
    </style:style>
    <style:style style:name="P15" style:family="paragraph" style:parent-style-name="Standard">
      <style:text-properties fo:color="#000000" fo:font-weight="normal" officeooo:rsid="0017b930" officeooo:paragraph-rsid="0017b930" style:font-weight-asian="normal" style:font-weight-complex="normal"/>
    </style:style>
    <style:style style:name="T1" style:family="text">
      <style:text-properties officeooo:rsid="000afc3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fc33" style:font-weight-asian="normal" style:font-weight-complex="normal"/>
    </style:style>
    <style:style style:name="T5" style:family="text">
      <style:text-properties fo:font-weight="normal" officeooo:rsid="000c1288" style:font-weight-asian="normal" style:font-weight-complex="normal"/>
    </style:style>
    <style:style style:name="T6" style:family="text">
      <style:text-properties fo:font-weight="normal" officeooo:rsid="000d6a90" style:font-weight-asian="normal" style:font-weight-complex="normal"/>
    </style:style>
    <style:style style:name="T7" style:family="text">
      <style:text-properties fo:font-weight="normal" officeooo:rsid="000e1574" style:font-weight-asian="normal" style:font-weight-complex="normal"/>
    </style:style>
    <style:style style:name="T8" style:family="text">
      <style:text-properties fo:font-weight="normal" officeooo:rsid="000efea3" style:font-weight-asian="normal" style:font-weight-complex="normal"/>
    </style:style>
    <style:style style:name="T9" style:family="text">
      <style:text-properties fo:font-weight="normal" officeooo:rsid="0010cdbc" style:font-weight-asian="normal" style:font-weight-complex="normal"/>
    </style:style>
    <style:style style:name="T10" style:family="text">
      <style:text-properties fo:font-weight="normal" officeooo:rsid="00136136" style:font-weight-asian="normal" style:font-weight-complex="normal"/>
    </style:style>
    <style:style style:name="T11" style:family="text">
      <style:text-properties fo:font-weight="normal" officeooo:rsid="00145c11" style:font-weight-asian="normal" style:font-weight-complex="normal"/>
    </style:style>
    <style:style style:name="T12" style:family="text">
      <style:text-properties officeooo:rsid="000d481f"/>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e1574" style:font-style-asian="italic" style:font-weight-asian="normal" style:font-style-complex="italic" style:font-weight-complex="normal"/>
    </style:style>
    <style:style style:name="T15" style:family="text">
      <style:text-properties fo:font-style="italic" fo:font-weight="normal" officeooo:rsid="0010cdbc" style:font-style-asian="italic" style:font-weight-asian="normal" style:font-style-complex="italic" style:font-weight-complex="normal"/>
    </style:style>
    <style:style style:name="T16" style:family="text">
      <style:text-properties fo:font-style="italic" style:text-underline-style="none" fo:font-weight="normal" officeooo:rsid="000efea3" style:font-style-asian="italic" style:font-weight-asian="normal" style:font-style-complex="italic" style:font-weight-complex="normal"/>
    </style:style>
    <style:style style:name="T17" style:family="text">
      <style:text-properties style:text-underline-style="solid" style:text-underline-width="auto" style:text-underline-color="font-color" fo:font-weight="normal" officeooo:rsid="000d6a90" style:font-weight-asian="normal" style:font-weight-complex="normal"/>
    </style:style>
    <style:style style:name="T18" style:family="text">
      <style:text-properties style:text-underline-style="solid" style:text-underline-width="auto" style:text-underline-color="font-color" fo:font-weight="normal" officeooo:rsid="000efea3" style:font-weight-asian="normal" style:font-weight-complex="normal"/>
    </style:style>
    <style:style style:name="T19" style:family="text">
      <style:text-properties style:text-underline-style="none" fo:font-weight="normal" officeooo:rsid="000efea3" style:font-weight-asian="normal" style:font-weight-complex="normal"/>
    </style:style>
    <style:style style:name="T20" style:family="text">
      <style:text-properties officeooo:rsid="00145c11"/>
    </style:style>
    <style:style style:name="T21" style:family="text">
      <style:text-properties fo:color="#cc0000" fo:font-weight="normal" officeooo:rsid="0012f604" style:font-weight-asian="normal" style:font-weight-complex="normal"/>
    </style:style>
    <style:style style:name="T22" style:family="text">
      <style:text-properties fo:color="#cc0000" fo:font-weight="normal" officeooo:rsid="00145c11" style:font-weight-asian="normal" style:font-weight-complex="normal"/>
    </style:style>
    <style:style style:name="T23" style:family="text">
      <style:text-properties fo:color="#cc0000" fo:font-weight="normal" officeooo:rsid="0015c9e8" style:font-weight-asian="normal" style:font-weight-complex="normal"/>
    </style:style>
    <style:style style:name="T24" style:family="text">
      <style:text-properties fo:color="#cc0000" fo:font-style="italic" fo:font-weight="normal" officeooo:rsid="00145c11"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 IDS</text:p>
      <text:p text:style-name="P3"/>
      <text:p text:style-name="P3"><text:span text:style-name="T1">Les système de détection d'intrusion (IDS - </text:span><text:span text:style-name="T3">intrusion detection system</text:span><text:span text:style-name="T4">) sont des systèmes permettant de monitorer le réseaux ou un système pour détecter des activités malicieuses. </text:span></text:p>
      <text:p text:style-name="P3"><text:span text:style-name="T4">Quand l'IDS détecte un comportement suspect il utilise un système d'alerte pour prévenir l'administrateur (dans notre cas ce sera pour droper la requête). </text:span></text:p>
      <text:p text:style-name="P3"><text:span text:style-name="T4"/></text:p>
      <text:p text:style-name="P5"><text:span text:style-name="T4">I</text:span><text:span text:style-name="T3">l existe deux grand type d'IDS : </text:span></text:p>
      <text:list xml:id="list2589004366311149352" text:style-name="L1">
        <text:list-item>
          <text:p text:style-name="P6"><text:span text:style-name="T5">les HIDS (</text:span><text:span text:style-name="T3">host-based intrusion detection system</text:span><text:span text:style-name="T5">) : permet de monitorer les fonctions internes d'un système.</text:span></text:p>
        </text:list-item>
        <text:list-item>
          <text:p text:style-name="P7"><text:span text:style-name="T5">Les NIDS (</text:span><text:span text:style-name="T3">network intrusion detection systems</text:span><text:span text:style-name="T5">) : permet de monitorer le trafic réseaux entrant. </text:span></text:p>
        </text:list-item>
      </text:list>
      <text:p text:style-name="P8"><text:span text:style-name="T5"/></text:p>
      <text:p text:style-name="P1"><text:span text:style-name="T12">A priori, notre solution se rapprochera plus d'un NIDS.</text:span></text:p>
      <text:p text:style-name="P1"><text:span text:style-name="T3"/></text:p>
      <text:p text:style-name="P2"><text:span text:style-name="T3">Il existe également différentes méthodes de détection :</text:span></text:p>
      <text:list xml:id="list2787176908215059312" text:style-name="L2">
        <text:list-item>
          <text:p text:style-name="P9"><text:span text:style-name="T17">Par signature</text:span><text:span text:style-name="T6"> (</text:span><text:span text:style-name="T13">signature-based detection</text:span><text:span text:style-name="T6">) : très utilisé dans les antivirus, cette méthode de détection calcule la signature de ce qui est analysé et regarde dans une base de données de signature interdite si elle est présente. Si c'est le cas, on envoi une alerte.</text:span></text:p>
          <text:p text:style-name="P9"><text:span text:style-name="T7">Cette méthode repose donc sur un système de </text:span><text:span text:style-name="T15">black</text:span><text:span text:style-name="T14">list</text:span><text:span text:style-name="T7">.</text:span><text:span text:style-name="T6"> </text:span></text:p>
          <text:p text:style-name="P9"><text:span text:style-name="T6"/></text:p>
        </text:list-item>
        <text:list-item>
          <text:p text:style-name="P10"><text:span text:style-name="T17">P</text:span><text:span text:style-name="T18">ar détection d'anomalies </text:span><text:span text:style-name="T19">(</text:span><text:span text:style-name="T16">anomaly-based detection</text:span><text:span text:style-name="T19">)</text:span><text:span text:style-name="T8"> : il permet de comparer les requêtes à un modèle et les confronter à des règles. Si les requête dévie du modèle et/ou ne sont pas conforme aux règles définit, elles sont considérés comme malicieuse.</text:span></text:p>
          <text:p text:style-name="P10"><text:span text:style-name="T9">Cette méthode repose donc sur un système</text:span><text:span text:style-name="T8"> </text:span><text:span text:style-name="T7">de </text:span><text:span text:style-name="T14">whitelist</text:span><text:span text:style-name="T7">.</text:span><text:span text:style-name="T6"> </text:span></text:p>
        </text:list-item>
      </text:list>
      <text:p text:style-name="P11"><text:span text:style-name="T6"/></text:p>
      <text:p text:style-name="P12"><text:span text:style-name="T6">R</text:span><text:span text:style-name="T10">EM</text:span><text:span text:style-name="T3"> :<text:tab/>- </text:span><text:span text:style-name="T11">L</text:span><text:span text:style-name="T3">a plus part des outils utilisant la détection d'anomalies utilise</text:span><text:span text:style-name="T10">nt</text:span><text:span text:style-name="T3"> un système de machine learning que nous n'approfondirons pas - a priori.</text:span></text:p>
      <text:p text:style-name="P13"><text:span text:style-name="T21"><text:tab/>- </text:span><text:span text:style-name="T22">Un IDS qui ne fait pas que envoyer des alertes mais qui possède un système de réponse </text:span><text:span text:style-name="T23">à l'intrusion </text:span><text:span text:style-name="T22">est appelé un </text:span><text:span text:style-name="T24">intrusion prevention system</text:span><text:span text:style-name="T22">.</text:span></text:p>
      <text:p text:style-name="P13"><text:span text:style-name="T22"/></text:p>
      <text:p text:style-name="P13"><text:span text:style-name="T22"/></text:p>
      <text:h text:style-name="Heading_20_1" text:outline-level="1"><text:span text:style-name="T20">1- H</text:span>IDS</text:h>
      <text:h text:style-name="Heading_20_1" text:outline-level="1">2- <text:span text:style-name="T20">N</text:span>IDS</text:h>
      <text:p text:style-name="P15">Comme présenté précédemment, les NIDS permettent de <text:span text:style-name="T2">monitorer le trafic réseaux</text:span> et de lever une <text:span text:style-name="T2">alerte</text:span> s'il reconnaît un comportement suspect.</text:p>
      <text:p text:style-name="P15"/>
      <text:p text:style-name="P15">On peut par exemple monitorer tout le flux entrant dans une base de donné ( exemple pris au hasard évidemment ). Il faut cependant faire<text:span text:style-name="T2"> attention au performances (temporelles)</text:span> car le NIDS va créer un <text:span text:style-name="T2">goulot d'étranglement</text:span> qui peut affecter de manière significative le débit du réseaux. </text:p>
      <text:p text:style-name="P14"/>
      <text:p text:style-name="P14"/>
      <text:p text:style-name="P14"/>
      <text:p text:style-name="P13"><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2-27T16:28:30.223237066</meta:creation-date>
    <meta:generator>LibreOffice/4.4.6.3$Linux_X86_64 LibreOffice_project/40m0$Build-3</meta:generator>
    <dc:date>2017-02-27T17:35:10.756018534</dc:date>
    <dc:creator>menguy </dc:creator>
    <meta:editing-duration>PT1H6M31S</meta:editing-duration>
    <meta:editing-cycles>18</meta:editing-cycles>
    <meta:document-statistic meta:table-count="0" meta:image-count="0" meta:object-count="0" meta:page-count="1" meta:paragraph-count="19" meta:word-count="336" meta:character-count="2058" meta:non-whitespace-character-count="1739"/>
  </office:meta>
</office:document-meta>
</file>